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5cm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15cm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8.4cm" svg:y="1.2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2" draw:text-style-name="P2" draw:layer="layout" svg:width="2.3cm" svg:height="1.65cm" svg:x="7.7cm" svg:y="8.3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3" draw:text-style-name="P3" draw:layer="layout" svg:x1="9.5cm" svg:y1="2.9cm" svg:x2="9.5cm" svg:y2="13.3cm">
          <text:p/>
        </draw:line>
        <draw:line draw:style-name="gr4" draw:text-style-name="P3" draw:layer="layout" svg:x1="2.4cm" svg:y1="8.3cm" svg:x2="15.8cm" svg:y2="8.3cm">
          <text:p/>
        </draw:line>
        <draw:custom-shape draw:style-name="gr5" draw:text-style-name="P4" draw:layer="layout" svg:width="0.5cm" svg:height="0.6cm" svg:x="11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cm" svg:height="1.65cm" svg:x="12.2cm" svg:y="6.4cm">
          <draw:text-box>
            <text:p><text:span text:style-name="T1">∠ </text:span><text:span text:style-name="T1">z [rad]</text:span></text:p>
          </draw:text-box>
        </draw:frame>
        <draw:frame draw:style-name="gr2" draw:text-style-name="P2" draw:layer="layout" svg:width="3.6cm" svg:height="1.65cm" svg:x="12.7cm" svg:y="3.5cm">
          <draw:text-box>
            <text:p><text:span text:style-name="T1">z=1+j</text:span><text:span text:style-name="T1">・</text:span><text:span text:style-name="T1">2</text:span></text:p>
          </draw:text-box>
        </draw:frame>
        <draw:custom-shape draw:style-name="gr5" draw:text-style-name="P4" draw:layer="layout" svg:width="0.5cm" svg:height="0.6cm" svg:x="11.79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6cm" svg:height="1.65cm" svg:x="12.8cm" svg:y="10.8cm">
          <draw:text-box>
            <text:p><text:span text:style-name="T1">z*=1-j</text:span><text:span text:style-name="T1">・</text:span><text:span text:style-name="T1">2</text:span></text:p>
          </draw:text-box>
        </draw:frame>
        <draw:line draw:style-name="gr6" draw:text-style-name="P3" draw:layer="layout" svg:x1="9.4cm" svg:y1="8.3cm" svg:x2="11.9cm" svg:y2="4.3cm">
          <text:p/>
        </draw:line>
        <draw:path draw:style-name="gr4" draw:text-style-name="P3" draw:layer="layout" svg:width="0.994cm" svg:height="0.779cm" draw:transform="rotate (-0.416784625376247) translate (10.2022621559472cm 7.18363158379502cm)" svg:viewBox="0 0 995 780" svg:d="M0 8c267-47 503 121 703 272l145 169 107 186 40 145">
          <text:p/>
        </draw:path>
        <draw:line draw:style-name="gr6" draw:text-style-name="P3" draw:layer="layout" svg:x1="11.9cm" svg:y1="7.3cm" svg:x2="10.8cm" svg:y2="7.9cm">
          <text:p/>
        </draw:line>
        <draw:custom-shape draw:style-name="gr5" draw:text-style-name="P4" draw:layer="layout" svg:width="0.5cm" svg:height="0.6cm" svg:x="11.798cm" svg:y="11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399cm" svg:y1="8.3cm" svg:x2="11.8cm" svg:y2="11.5cm">
          <text:p/>
        </draw:line>
        <draw:path draw:style-name="gr4" draw:text-style-name="P3" draw:layer="layout" svg:width="1.247cm" svg:height="0.199cm" draw:transform="rotate (1.15401170141865) translate (10.2697191789651cm 9.5483063783845cm)" svg:viewBox="0 0 1248 200" svg:d="M0 133c247-37 476 115 723 52l205-66 195-86 125-33">
          <text:p/>
        </draw:path>
        <draw:frame draw:style-name="gr7" draw:text-style-name="P2" draw:layer="layout" svg:width="4.9cm" svg:height="1.665cm" svg:x="12.5cm" svg:y="9.5cm">
          <draw:text-box>
            <text:p><text:span text:style-name="T1">−∠ </text:span><text:span text:style-name="T1">z [rad]</text:span></text:p>
          </draw:text-box>
        </draw:frame>
        <draw:line draw:style-name="gr6" draw:text-style-name="P3" draw:layer="layout" svg:x1="12.4cm" svg:y1="9.7cm" svg:x2="10.7cm" svg:y2="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29T18:18:10.900285421</dc:date>
    <meta:editing-duration>PT30M59S</meta:editing-duration>
    <meta:editing-cycles>32</meta:editing-cycles>
    <meta:generator>LibreOffice/5.1.6.2$Linux_X86_64 LibreOffice_project/10m0$Build-2</meta:generator>
    <meta:document-statistic meta:object-count="18"/>
  </office:meta>
</office:document-meta>
</file>